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ttack</text:p>
          </table:table-cell>
          <table:table-cell table:style-name="ce1" office:value-type="string" calcext:value-type="string" table:number-columns-spanned="9" table:number-rows-spanned="1">
            <text:p>PSNR of watermark against different embedding factors</text:p>
          </table:table-cell>
          <table:covered-table-cell table:number-columns-repeated="8"/>
        </table:table-row>
        <table:table-row table:style-name="ro1">
          <table:covered-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uassian Blur</text:p>
          </table:table-cell>
          <table:table-cell office:value-type="float" office:value="8.307543966" calcext:value-type="float">
            <text:p>8.307543966</text:p>
          </table:table-cell>
          <table:table-cell office:value-type="float" office:value="12.02074562" calcext:value-type="float">
            <text:p>12.02074562</text:p>
          </table:table-cell>
          <table:table-cell office:value-type="float" office:value="15.17029636" calcext:value-type="float">
            <text:p>15.17029636</text:p>
          </table:table-cell>
          <table:table-cell office:value-type="float" office:value="17.71397061" calcext:value-type="float">
            <text:p>17.71397061</text:p>
          </table:table-cell>
          <table:table-cell office:value-type="float" office:value="19.73763286" calcext:value-type="float">
            <text:p>19.73763286</text:p>
          </table:table-cell>
          <table:table-cell office:value-type="float" office:value="21.43228642" calcext:value-type="float">
            <text:p>21.43228642</text:p>
          </table:table-cell>
          <table:table-cell office:value-type="float" office:value="22.87838357" calcext:value-type="float">
            <text:p>22.87838357</text:p>
          </table:table-cell>
          <table:table-cell office:value-type="float" office:value="24.14975085" calcext:value-type="float">
            <text:p>24.14975085</text:p>
          </table:table-cell>
          <table:table-cell office:value-type="float" office:value="25.28670214" calcext:value-type="float">
            <text:p>25.28670214</text:p>
          </table:table-cell>
        </table:table-row>
        <table:table-row table:style-name="ro1">
          <table:table-cell office:value-type="string" calcext:value-type="string">
            <text:p>Salt and Pepper</text:p>
          </table:table-cell>
          <table:table-cell office:value-type="float" office:value="4.997596748" calcext:value-type="float">
            <text:p>4.997596748</text:p>
          </table:table-cell>
          <table:table-cell office:value-type="float" office:value="6.865575749" calcext:value-type="float">
            <text:p>6.865575749</text:p>
          </table:table-cell>
          <table:table-cell office:value-type="float" office:value="9.310561823" calcext:value-type="float">
            <text:p>9.310561823</text:p>
          </table:table-cell>
          <table:table-cell office:value-type="float" office:value="11.63137769" calcext:value-type="float">
            <text:p>11.63137769</text:p>
          </table:table-cell>
          <table:table-cell office:value-type="float" office:value="13.5275722" calcext:value-type="float">
            <text:p>13.5275722</text:p>
          </table:table-cell>
          <table:table-cell office:value-type="float" office:value="14.86312119" calcext:value-type="float">
            <text:p>14.86312119</text:p>
          </table:table-cell>
          <table:table-cell office:value-type="float" office:value="16.20775963" calcext:value-type="float">
            <text:p>16.20775963</text:p>
          </table:table-cell>
          <table:table-cell office:value-type="float" office:value="17.6191379" calcext:value-type="float">
            <text:p>17.6191379</text:p>
          </table:table-cell>
          <table:table-cell office:value-type="float" office:value="18.47666948" calcext:value-type="float">
            <text:p>18.47666948</text:p>
          </table:table-cell>
        </table:table-row>
        <table:table-row table:style-name="ro1">
          <table:table-cell office:value-type="string" calcext:value-type="string">
            <text:p>Poisson Noise</text:p>
          </table:table-cell>
          <table:table-cell office:value-type="float" office:value="36.60632069" calcext:value-type="float">
            <text:p>36.60632069</text:p>
          </table:table-cell>
          <table:table-cell office:value-type="float" office:value="42.02432997" calcext:value-type="float">
            <text:p>42.02432997</text:p>
          </table:table-cell>
          <table:table-cell office:value-type="float" office:value="46.46082854" calcext:value-type="float">
            <text:p>46.46082854</text:p>
          </table:table-cell>
          <table:table-cell office:value-type="float" office:value="47.97294141" calcext:value-type="float">
            <text:p>47.97294141</text:p>
          </table:table-cell>
          <table:table-cell office:value-type="float" office:value="50.07481035" calcext:value-type="float">
            <text:p>50.07481035</text:p>
          </table:table-cell>
          <table:table-cell office:value-type="float" office:value="50.5373764" calcext:value-type="float">
            <text:p>50.5373764</text:p>
          </table:table-cell>
          <table:table-cell office:value-type="float" office:value="50.66209751" calcext:value-type="float">
            <text:p>50.66209751</text:p>
          </table:table-cell>
          <table:table-cell office:value-type="float" office:value="51.91873134" calcext:value-type="float">
            <text:p>51.91873134</text:p>
          </table:table-cell>
          <table:table-cell office:value-type="float" office:value="52.2429933" calcext:value-type="float">
            <text:p>52.2429933</text:p>
          </table:table-cell>
        </table:table-row>
        <table:table-row table:style-name="ro1">
          <table:table-cell office:value-type="string" calcext:value-type="string">
            <text:p>Speckle Noise</text:p>
          </table:table-cell>
          <table:table-cell office:value-type="float" office:value="23.99483362" calcext:value-type="float">
            <text:p>23.99483362</text:p>
          </table:table-cell>
          <table:table-cell office:value-type="float" office:value="30.5337391" calcext:value-type="float">
            <text:p>30.5337391</text:p>
          </table:table-cell>
          <table:table-cell office:value-type="float" office:value="32.81548627" calcext:value-type="float">
            <text:p>32.81548627</text:p>
          </table:table-cell>
          <table:table-cell office:value-type="float" office:value="34.91060863" calcext:value-type="float">
            <text:p>34.91060863</text:p>
          </table:table-cell>
          <table:table-cell office:value-type="float" office:value="37.27834501" calcext:value-type="float">
            <text:p>37.27834501</text:p>
          </table:table-cell>
          <table:table-cell office:value-type="float" office:value="38.26944582" calcext:value-type="float">
            <text:p>38.26944582</text:p>
          </table:table-cell>
          <table:table-cell office:value-type="float" office:value="40.30950322" calcext:value-type="float">
            <text:p>40.30950322</text:p>
          </table:table-cell>
          <table:table-cell office:value-type="float" office:value="39.98816219" calcext:value-type="float">
            <text:p>39.98816219</text:p>
          </table:table-cell>
          <table:table-cell office:value-type="float" office:value="40.86218747" calcext:value-type="float">
            <text:p>40.86218747</text:p>
          </table:table-cell>
        </table:table-row>
        <table:table-row table:style-name="ro1">
          <table:table-cell office:value-type="string" calcext:value-type="string">
            <text:p>Sharpening</text:p>
          </table:table-cell>
          <table:table-cell office:value-type="float" office:value="25.79425983" calcext:value-type="float">
            <text:p>25.79425983</text:p>
          </table:table-cell>
          <table:table-cell office:value-type="float" office:value="31.48339167" calcext:value-type="float">
            <text:p>31.48339167</text:p>
          </table:table-cell>
          <table:table-cell office:value-type="float" office:value="34.97408548" calcext:value-type="float">
            <text:p>34.97408548</text:p>
          </table:table-cell>
          <table:table-cell office:value-type="float" office:value="37.56851738" calcext:value-type="float">
            <text:p>37.56851738</text:p>
          </table:table-cell>
          <table:table-cell office:value-type="float" office:value="39.66179788" calcext:value-type="float">
            <text:p>39.66179788</text:p>
          </table:table-cell>
          <table:table-cell office:value-type="float" office:value="41.42985308" calcext:value-type="float">
            <text:p>41.42985308</text:p>
          </table:table-cell>
          <table:table-cell office:value-type="float" office:value="42.99574936" calcext:value-type="float">
            <text:p>42.99574936</text:p>
          </table:table-cell>
          <table:table-cell office:value-type="float" office:value="44.32511419" calcext:value-type="float">
            <text:p>44.32511419</text:p>
          </table:table-cell>
          <table:table-cell office:value-type="float" office:value="45.63708061" calcext:value-type="float">
            <text:p>45.63708061</text:p>
          </table:table-cell>
        </table:table-row>
        <table:table-row table:style-name="ro1">
          <table:table-cell office:value-type="string" calcext:value-type="string">
            <text:p>Wiener filtering</text:p>
          </table:table-cell>
          <table:table-cell office:value-type="float" office:value="31.0965463" calcext:value-type="float">
            <text:p>31.0965463</text:p>
          </table:table-cell>
          <table:table-cell office:value-type="float" office:value="37.40903505" calcext:value-type="float">
            <text:p>37.40903505</text:p>
          </table:table-cell>
          <table:table-cell office:value-type="float" office:value="41.21504852" calcext:value-type="float">
            <text:p>41.21504852</text:p>
          </table:table-cell>
          <table:table-cell office:value-type="float" office:value="43.98827894" calcext:value-type="float">
            <text:p>43.98827894</text:p>
          </table:table-cell>
          <table:table-cell office:value-type="float" office:value="46.14724856" calcext:value-type="float">
            <text:p>46.14724856</text:p>
          </table:table-cell>
          <table:table-cell office:value-type="float" office:value="47.83278862" calcext:value-type="float">
            <text:p>47.83278862</text:p>
          </table:table-cell>
          <table:table-cell office:value-type="float" office:value="49.43397894" calcext:value-type="float">
            <text:p>49.43397894</text:p>
          </table:table-cell>
          <table:table-cell office:value-type="float" office:value="50.56932613" calcext:value-type="float">
            <text:p>50.56932613</text:p>
          </table:table-cell>
          <table:table-cell office:value-type="float" office:value="51.6717727" calcext:value-type="float">
            <text:p>51.6717727</text:p>
          </table:table-cell>
        </table:table-row>
        <table:table-row table:style-name="ro1">
          <table:table-cell office:value-type="string" calcext:value-type="string">
            <text:p>Average filtering</text:p>
          </table:table-cell>
          <table:table-cell office:value-type="float" office:value="23.95660596" calcext:value-type="float">
            <text:p>23.95660596</text:p>
          </table:table-cell>
          <table:table-cell office:value-type="float" office:value="30.21053299" calcext:value-type="float">
            <text:p>30.21053299</text:p>
          </table:table-cell>
          <table:table-cell office:value-type="float" office:value="33.96542594" calcext:value-type="float">
            <text:p>33.96542594</text:p>
          </table:table-cell>
          <table:table-cell office:value-type="float" office:value="36.70614359" calcext:value-type="float">
            <text:p>36.70614359</text:p>
          </table:table-cell>
          <table:table-cell office:value-type="float" office:value="38.88599477" calcext:value-type="float">
            <text:p>38.88599477</text:p>
          </table:table-cell>
          <table:table-cell office:value-type="float" office:value="40.72990058" calcext:value-type="float">
            <text:p>40.72990058</text:p>
          </table:table-cell>
          <table:table-cell office:value-type="float" office:value="42.27620664" calcext:value-type="float">
            <text:p>42.27620664</text:p>
          </table:table-cell>
          <table:table-cell office:value-type="float" office:value="43.63328595" calcext:value-type="float">
            <text:p>43.63328595</text:p>
          </table:table-cell>
          <table:table-cell office:value-type="float" office:value="44.8632996" calcext:value-type="float">
            <text:p>44.8632996</text:p>
          </table:table-cell>
        </table:table-row>
        <table:table-row table:style-name="ro1">
          <table:table-cell office:value-type="string" calcext:value-type="string">
            <text:p>Median filtering</text:p>
          </table:table-cell>
          <table:table-cell office:value-type="float" office:value="33.48112155" calcext:value-type="float">
            <text:p>33.48112155</text:p>
          </table:table-cell>
          <table:table-cell office:value-type="float" office:value="39.85272402" calcext:value-type="float">
            <text:p>39.85272402</text:p>
          </table:table-cell>
          <table:table-cell office:value-type="float" office:value="43.65945524" calcext:value-type="float">
            <text:p>43.65945524</text:p>
          </table:table-cell>
          <table:table-cell office:value-type="float" office:value="46.41460842" calcext:value-type="float">
            <text:p>46.41460842</text:p>
          </table:table-cell>
          <table:table-cell office:value-type="float" office:value="48.59577739" calcext:value-type="float">
            <text:p>48.59577739</text:p>
          </table:table-cell>
          <table:table-cell office:value-type="float" office:value="50.38183995" calcext:value-type="float">
            <text:p>50.38183995</text:p>
          </table:table-cell>
          <table:table-cell office:value-type="float" office:value="52.08318428" calcext:value-type="float">
            <text:p>52.08318428</text:p>
          </table:table-cell>
          <table:table-cell office:value-type="float" office:value="53.21679336" calcext:value-type="float">
            <text:p>53.21679336</text:p>
          </table:table-cell>
          <table:table-cell office:value-type="float" office:value="54.61239626" calcext:value-type="float">
            <text:p>54.61239626</text:p>
          </table:table-cell>
        </table:table-row>
        <table:table-row table:style-name="ro1">
          <table:table-cell office:value-type="string" calcext:value-type="string">
            <text:p>Resizing </text:p>
          </table:table-cell>
          <table:table-cell office:value-type="float" office:value="35.44757096" calcext:value-type="float">
            <text:p>35.44757096</text:p>
          </table:table-cell>
          <table:table-cell office:value-type="float" office:value="42.01660534" calcext:value-type="float">
            <text:p>42.01660534</text:p>
          </table:table-cell>
          <table:table-cell office:value-type="float" office:value="46.08383401" calcext:value-type="float">
            <text:p>46.08383401</text:p>
          </table:table-cell>
          <table:table-cell office:value-type="float" office:value="49.09152891" calcext:value-type="float">
            <text:p>49.09152891</text:p>
          </table:table-cell>
          <table:table-cell office:value-type="float" office:value="51.47831095" calcext:value-type="float">
            <text:p>51.47831095</text:p>
          </table:table-cell>
          <table:table-cell office:value-type="float" office:value="53.74963882" calcext:value-type="float">
            <text:p>53.74963882</text:p>
          </table:table-cell>
          <table:table-cell office:value-type="float" office:value="55.51901742" calcext:value-type="float">
            <text:p>55.51901742</text:p>
          </table:table-cell>
          <table:table-cell office:value-type="float" office:value="57.20004262" calcext:value-type="float">
            <text:p>57.20004262</text:p>
          </table:table-cell>
          <table:table-cell office:value-type="float" office:value="58.76974113" calcext:value-type="float">
            <text:p>58.76974113</text:p>
          </table:table-cell>
        </table:table-row>
        <table:table-row table:style-name="ro1">
          <table:table-cell office:value-type="string" calcext:value-type="string">
            <text:p>Rotating </text:p>
          </table:table-cell>
          <table:table-cell office:value-type="float" office:value="5.741625794" calcext:value-type="float">
            <text:p>5.741625794</text:p>
          </table:table-cell>
          <table:table-cell office:value-type="float" office:value="6.223721654" calcext:value-type="float">
            <text:p>6.223721654</text:p>
          </table:table-cell>
          <table:table-cell office:value-type="float" office:value="7.691205988" calcext:value-type="float">
            <text:p>7.691205988</text:p>
          </table:table-cell>
          <table:table-cell office:value-type="float" office:value="9.929352229" calcext:value-type="float">
            <text:p>9.929352229</text:p>
          </table:table-cell>
          <table:table-cell office:value-type="float" office:value="11.77070174" calcext:value-type="float">
            <text:p>11.77070174</text:p>
          </table:table-cell>
          <table:table-cell office:value-type="float" office:value="13.26914298" calcext:value-type="float">
            <text:p>13.26914298</text:p>
          </table:table-cell>
          <table:table-cell office:value-type="float" office:value="14.52791642" calcext:value-type="float">
            <text:p>14.52791642</text:p>
          </table:table-cell>
          <table:table-cell office:value-type="float" office:value="15.60939522" calcext:value-type="float">
            <text:p>15.60939522</text:p>
          </table:table-cell>
          <table:table-cell office:value-type="float" office:value="16.55573841" calcext:value-type="float">
            <text:p>16.55573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00:38:41.636268268</meta:creation-date>
    <dc:date>2021-05-17T00:50:56.027280860</dc:date>
    <meta:editing-duration>PT2M4S</meta:editing-duration>
    <meta:editing-cycles>1</meta:editing-cycles>
    <meta:generator>LibreOffice/6.0.7.3$Linux_X86_64 LibreOffice_project/00m0$Build-3</meta:generator>
    <meta:document-statistic meta:table-count="1" meta:cell-count="111" meta:object-count="0"/>
  </office:meta>
</office:document-meta>
</file>